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fo:background-color="#ddddd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table:style-name="ce4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37.9" calcext:value-type="float">
            <text:p>637.9</text:p>
          </table:table-cell>
          <table:table-cell office:value-type="float" office:value="747.7" calcext:value-type="float">
            <text:p>74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717" calcext:value-type="float">
            <text:p>0.4717</text:p>
          </table:table-cell>
          <table:table-cell table:style-name="ce4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8475" calcext:value-type="float">
            <text:p>0.08475</text:p>
          </table:table-cell>
          <table:table-cell office:value-type="float" office:value="0.3639" calcext:value-type="float">
            <text:p>0.363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6055512755" calcext:value-type="float">
            <text:p>3.605551275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.6904157598" calcext:value-type="float">
            <text:p>4.690415759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" calcext:value-type="float">
            <text:p>4.242640687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472135955" calcext:value-type="float">
            <text:p>4.472135955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472135955" calcext:value-type="float">
            <text:p>4.472135955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.3588989435" calcext:value-type="float">
            <text:p>4.358898943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582575695" calcext:value-type="float">
            <text:p>4.5825756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.9282032303" calcext:value-type="float">
            <text:p>6.928203230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164414003" calcext:value-type="float">
            <text:p>6.16441400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.0622577483" calcext:value-type="float">
            <text:p>8.062257748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.94427191" calcext:value-type="float">
            <text:p>8.9442719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56])" office:value-type="float" office:value="1447.6" calcext:value-type="float">
            <text:p>1447.6</text:p>
          </table:table-cell>
          <table:table-cell/>
          <table:table-cell table:formula="of:=AVERAGE([.E7:.E56])" office:value-type="float" office:value="38.035957387162" calcext:value-type="float">
            <text:p>38.035957387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66]*[.B4]+[.C67]" office:value-type="float" office:value="1346.492" calcext:value-type="float">
            <text:p>1346.492</text:p>
          </table:table-cell>
          <table:table-cell table:formula="of:=ABS([.C66])*[.B5]+[.D66]*[.B4]+[.D67]" office:value-type="float" office:value="7.8659933" calcext:value-type="float">
            <text:p>7.8659933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66]*[.C4]+[.C67]" office:value-type="float" office:value="1265.691" calcext:value-type="float">
            <text:p>1265.691</text:p>
          </table:table-cell>
          <table:table-cell table:formula="of:=ABS([.C66])*[.C5]+[.C4]*[.D66]+[.D67]" office:value-type="float" office:value="7.8962161" calcext:value-type="float">
            <text:p>7.8962161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69]+[.C70])/2*([.C4]-[.B4])" office:value-type="float" office:value="63998.4835" calcext:value-type="float">
            <text:p>63998.4835</text:p>
          </table:table-cell>
          <table:table-cell table:formula="of:=([.D69]+[.D70])/2*([.C4]-[.B4])+([.B5]+[.C5])*([.C70]+[.C69])/2" office:value-type="float" office:value="1196.7345152" calcext:value-type="float">
            <text:p>1196.7345152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5" table:formula="of:=[.C57]*([.C4]-[.B4])-[.C71]" office:value-type="float" office:value="6933.91649999999" calcext:value-type="float">
            <text:p>6934</text:p>
          </table:table-cell>
          <table:table-cell table:style-name="ce5" table:formula="of:=[.E57]*([.C4]-[.B4])+([.C5]+[.B5])*[.C57]+[.D71]" office:value-type="float" office:value="3958.87698717094" calcext:value-type="float">
            <text:p>3959</text:p>
          </table:table-cell>
          <table:table-cell table:style-name="ce6" table:formula="of:=[.C77]/[.C76]" office:value-type="float" office:value="30.1605834497371" calcext:value-type="float">
            <text:p>30.1605834497</text:p>
          </table:table-cell>
          <table:table-cell table:style-name="ce6" table:formula="of:=[.D77]/[.C76] + [.C77]/[.C76]^2*[.D76]" office:value-type="float" office:value="4.12284984554053" calcext:value-type="float">
            <text:p>4.1228498455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5" table:formula="of:=[.H76]*([.H4]-[.G4])" office:value-type="float" office:value="6602.08695652174" calcext:value-type="float">
            <text:p>6602</text:p>
          </table:table-cell>
          <table:table-cell table:style-name="ce5" table:formula="of:=[.H76]*([.G5]+[.H5])+([.H4]-[.G4])*[.J76]" office:value-type="float" office:value="744.954029877475" calcext:value-type="float">
            <text:p>745</text:p>
          </table:table-cell>
          <table:table-cell table:style-name="ce6" table:formula="of:=[.C75]/[.C76]" office:value-type="float" office:value="1.05026131065276" calcext:value-type="float">
            <text:p>1.0502613107</text:p>
          </table:table-cell>
          <table:table-cell table:style-name="ce6" table:formula="of:=[.D75]/[.C76]+[.C75]*[.D76]/[.C76]^2" office:value-type="float" office:value="0.718147672726809" calcext:value-type="float">
            <text:p>0.7181476727</text:p>
          </table:table-cell>
          <table:table-cell table:style-name="ce2" office:value-type="string" calcext:value-type="string">
            <text:p>Altura e erro</text:p>
          </table:table-cell>
          <table:table-cell table:formula="of:=AVERAGE([.H7:.H75])" office:value-type="float" office:value="96.5217391304348" calcext:value-type="float">
            <text:p>96.5217391304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5" table:formula="of:=[.M118]*([.M4]-[.L4])" office:value-type="float" office:value="199122.794594595" calcext:value-type="float">
            <text:p>199123</text:p>
          </table:table-cell>
          <table:table-cell table:style-name="ce5" table:formula="of:=[.M118]*([.L5]+[.M5])+([.M4]-[.L4])*[.O118]" office:value-type="float" office:value="4751.16500460327" calcext:value-type="float">
            <text:p>4751</text:p>
          </table:table-cell>
          <table:table-cell table:style-name="ce6" table:number-columns-repeated="2"/>
          <table:table-cell table:number-columns-repeated="5"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 table:number-columns-repeated="11"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 table:number-columns-repeated="11"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11"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 table:number-columns-repeated="11"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 table:number-columns-repeated="11"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 table:number-columns-repeated="11"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11"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 table:number-columns-repeated="11"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11"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 table:number-columns-repeated="11"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11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11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 table:number-columns-repeated="11"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table:number-columns-repeated="11"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 table:number-columns-repeated="11"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 table:number-columns-repeated="11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 table:number-columns-repeated="11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 table:number-columns-repeated="11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 table:number-columns-repeated="11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 table:number-columns-repeated="11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 table:number-columns-repeated="11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 table:number-columns-repeated="11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 table:number-columns-repeated="11"/>
          <table:table-cell office:value-type="float" office:value="731" calcext:value-type="float">
            <text:p>73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.6619037897" calcext:value-type="float">
            <text:p>11.6619037897</text:p>
          </table:table-cell>
        </table:table-row>
        <table:table-row table:style-name="ro1">
          <table:table-cell table:number-columns-repeated="11"/>
          <table:table-cell office:value-type="float" office:value="732" calcext:value-type="float">
            <text:p>73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.7177978871" calcext:value-type="float">
            <text:p>8.7177978871</text:p>
          </table:table-cell>
        </table:table-row>
        <table:table-row table:style-name="ro1">
          <table:table-cell table:number-columns-repeated="11"/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.9282032303" calcext:value-type="float">
            <text:p>6.9282032303</text:p>
          </table:table-cell>
        </table:table-row>
        <table:table-row table:style-name="ro1">
          <table:table-cell table:number-columns-repeated="11"/>
          <table:table-cell office:value-type="float" office:value="734" calcext:value-type="float">
            <text:p>7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2449979984" calcext:value-type="float">
            <text:p>6.2449979984</text:p>
          </table:table-cell>
        </table:table-row>
        <table:table-row table:style-name="ro1">
          <table:table-cell table:number-columns-repeated="11"/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 table:number-columns-repeated="11"/>
          <table:table-cell office:value-type="float" office:value="736" calcext:value-type="float">
            <text:p>7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4772255751" calcext:value-type="float">
            <text:p>5.4772255751</text:p>
          </table:table-cell>
        </table:table-row>
        <table:table-row table:style-name="ro1">
          <table:table-cell table:number-columns-repeated="11"/>
          <table:table-cell office:value-type="float" office:value="737" calcext:value-type="float">
            <text:p>7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</table:table-row>
        <table:table-row table:style-name="ro1">
          <table:table-cell table:number-columns-repeated="11"/>
          <table:table-cell office:value-type="float" office:value="738" calcext:value-type="float">
            <text:p>7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 table:number-columns-repeated="11"/>
          <table:table-cell office:value-type="float" office:value="739" calcext:value-type="float">
            <text:p>7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1231056256" calcext:value-type="float">
            <text:p>4.1231056256</text:p>
          </table:table-cell>
        </table:table-row>
        <table:table-row table:style-name="ro1">
          <table:table-cell table:number-columns-repeated="11"/>
          <table:table-cell office:value-type="float" office:value="740" calcext:value-type="float">
            <text:p>7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</table:table-row>
        <table:table-row table:style-name="ro1">
          <table:table-cell table:number-columns-repeated="11"/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</table:table-row>
        <table:table-row table:style-name="ro1">
          <table:table-cell table:number-columns-repeated="11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1231056256" calcext:value-type="float">
            <text:p>4.1231056256</text:p>
          </table:table-cell>
        </table:table-row>
        <table:table-row table:style-name="ro1">
          <table:table-cell table:number-columns-repeated="11"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8729833462" calcext:value-type="float">
            <text:p>3.8729833462</text:p>
          </table:table-cell>
        </table:table-row>
        <table:table-row table:style-name="ro1">
          <table:table-cell table:number-columns-repeated="11"/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6055512755" calcext:value-type="float">
            <text:p>3.6055512755</text:p>
          </table:table-cell>
        </table:table-row>
        <table:table-row table:style-name="ro1">
          <table:table-cell table:number-columns-repeated="11"/>
          <table:table-cell office:value-type="float" office:value="746" calcext:value-type="float">
            <text:p>7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8729833462" calcext:value-type="float">
            <text:p>3.8729833462</text:p>
          </table:table-cell>
        </table:table-row>
        <table:table-row table:style-name="ro1">
          <table:table-cell table:number-columns-repeated="11"/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3166247904" calcext:value-type="float">
            <text:p>3.3166247904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ltura e erro</text:p>
          </table:table-cell>
          <table:table-cell table:formula="of:=AVERAGE([.M7:.M117])" office:value-type="float" office:value="1813.5045045045" calcext:value-type="float">
            <text:p>1813.5045045045</text:p>
          </table:table-cell>
          <table:table-cell/>
          <table:table-cell table:formula="of:=AVERAGE([.O7:.O117])" office:value-type="float" office:value="35.8609855068973" calcext:value-type="float">
            <text:p>35.8609855069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Raci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.94" calcext:value-type="float">
            <text:p>18.94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3]*[.E3]*[.B3]^2/[.H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[.I5]/[.I4]" office:value-type="float" office:value="9.64460716793752" calcext:value-type="float">
            <text:p>9.6446071679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2.13" calcext:value-type="float">
            <text:p>32.13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4]*[.E4]*[.B4]^2/[.H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[.I3]/[.I4]" office:value-type="float" office:value="0.298563139033511" calcext:value-type="float">
            <text:p>0.298563139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7.08" calcext:value-type="float">
            <text:p>117.08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5]*[.E5]*[.B5]^2/[.H5]/4)^2*( (1-([.F5]/[.G5]*SIN([.C5]))^2  )^0.5   + COS([.C5]) )^2*4/SIN([.C5])^4/(1-([.F5]/[.G5]*SIN([.C5]))^2 )^0.5" office:value-type="float" office:value="154.617163501071" calcext:value-type="float">
            <text:p>154.617163501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style-name="ce7" office:value-type="string" calcext:value-type="string">
            <text:p>Estequeometri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75]/[.J3]" office:value-type="float" office:value="3.12719667318362" calcext:value-type="float">
            <text:p>3.1271966732</text:p>
          </table:table-cell>
          <table:table-cell/>
          <table:table-cell office:value-type="string" calcext:value-type="string">
            <text:p>1S 3In 4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F76]/[.J4]" office:value-type="float" office:value="2.40534606867931" calcext:value-type="float">
            <text:p>2.40534606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2:04:08.465819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2:50:42.945485357</dc:date>
    <meta:generator>LibreOffice/4.2.8.2$Linux_X86_64 LibreOffice_project/420m0$Build-2</meta:generator>
    <meta:editing-duration>PT6H51M54S</meta:editing-duration>
    <meta:editing-cycles>33</meta:editing-cycles>
    <meta:document-statistic meta:table-count="2" meta:cell-count="1035" meta:object-count="0"/>
  </office:meta>
</office:document-meta>
</file>